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4655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officeooo:rsid="0002c7ac" officeooo:paragraph-rsid="0002c7ac"/>
    </style:style>
    <style:style style:name="P4" style:family="paragraph" style:parent-style-name="Standard">
      <style:text-properties officeooo:rsid="0002c7ac" officeooo:paragraph-rsid="000417a3"/>
    </style:style>
    <style:style style:name="P5" style:family="paragraph" style:parent-style-name="Standard">
      <style:text-properties officeooo:paragraph-rsid="000417a3"/>
    </style:style>
    <style:style style:name="P6" style:family="paragraph" style:parent-style-name="Standard">
      <style:text-properties officeooo:paragraph-rsid="00074655"/>
    </style:style>
    <style:style style:name="P7" style:family="paragraph" style:parent-style-name="Standard">
      <style:text-properties style:font-name="Liberation Serif" fo:font-size="12pt" officeooo:rsid="0000d156" officeooo:paragraph-rsid="0000d156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b7647" officeooo:paragraph-rsid="000b7647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17af1" officeooo:paragraph-rsid="00017af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17af1" officeooo:paragraph-rsid="0002c7ac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2c7ac" officeooo:paragraph-rsid="0002c7ac" style:font-size-asian="12pt" style:font-size-complex="12pt"/>
    </style:style>
    <style:style style:name="P12" style:family="paragraph" style:parent-style-name="Standard">
      <style:text-properties style:font-name="Liberation Serif" fo:font-size="12pt" style:text-underline-style="solid" style:text-underline-width="auto" style:text-underline-color="font-color" officeooo:rsid="00017af1" officeooo:paragraph-rsid="00017af1" style:font-size-asian="12pt" style:font-size-complex="12pt"/>
    </style:style>
    <style:style style:name="P13" style:family="paragraph" style:parent-style-name="Standard">
      <style:text-properties style:font-name="Liberation Serif" fo:font-size="12pt" fo:font-style="italic" officeooo:rsid="00017af1" officeooo:paragraph-rsid="0002c7ac" style:font-size-asian="12pt" style:font-style-asian="italic" style:font-size-complex="12pt" style:font-style-complex="italic"/>
    </style:style>
    <style:style style:name="P14" style:family="paragraph" style:parent-style-name="Standard">
      <style:text-properties style:font-name="Liberation Serif" fo:font-size="12pt" fo:font-style="italic" officeooo:rsid="0002c7ac" officeooo:paragraph-rsid="0002c7ac" style:font-size-asian="12pt" style:font-style-asian="italic" style:font-size-complex="12pt" style:font-style-complex="italic"/>
    </style:style>
    <style:style style:name="P15" style:family="paragraph" style:parent-style-name="Standard">
      <style:text-properties officeooo:paragraph-rsid="000e9d2c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07c81f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0b7647"/>
    </style:style>
    <style:style style:name="P18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paragraph-rsid="00074655" style:font-size-asian="12pt" style:font-size-complex="12pt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style:text-underline-style="solid" style:text-underline-width="auto" style:text-underline-color="font-color" officeooo:rsid="0007c81f" officeooo:paragraph-rsid="0007c81f" style:font-size-asian="12pt" style:font-size-complex="12pt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Liberation Serif" fo:font-size="12pt" fo:language="en" fo:country="US" fo:font-style="italic" officeooo:rsid="0007c81f" officeooo:paragraph-rsid="0007c81f" style:font-size-asian="12pt" style:font-style-asian="italic" style:font-size-complex="12pt" style:font-style-complex="italic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paragraph-rsid="000d6916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14283d"/>
    </style:style>
    <style:style style:name="T1" style:family="text">
      <style:text-properties officeooo:rsid="00017af1"/>
    </style:style>
    <style:style style:name="T2" style:family="text">
      <style:text-properties officeooo:rsid="0002c7ac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74655"/>
    </style:style>
    <style:style style:name="T5" style:family="text">
      <style:text-properties officeooo:rsid="000b7647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39087" style:font-size-asian="12pt" style:font-size-complex="12pt"/>
    </style:style>
    <style:style style:name="T8" style:family="text">
      <style:text-properties style:font-name="Liberation Serif" fo:font-size="12pt" officeooo:rsid="0002c7ac" style:font-size-asian="12pt" style:font-size-complex="12pt"/>
    </style:style>
    <style:style style:name="T9" style:family="text">
      <style:text-properties style:font-name="Liberation Serif" fo:font-size="12pt" officeooo:rsid="00057b21" style:font-size-asian="12pt" style:font-size-complex="12pt"/>
    </style:style>
    <style:style style:name="T10" style:family="text">
      <style:text-properties style:font-name="Liberation Serif" fo:font-size="12pt" officeooo:rsid="00074655" style:font-size-asian="12pt" style:font-size-complex="12pt"/>
    </style:style>
    <style:style style:name="T11" style:family="text">
      <style:text-properties style:font-name="Liberation Serif" fo:font-size="12pt" fo:language="en" fo:country="US" style:font-size-asian="12pt" style:font-size-complex="12pt"/>
    </style:style>
    <style:style style:name="T12" style:family="text">
      <style:text-properties style:font-name="Liberation Serif" fo:font-size="12pt" fo:language="en" fo:country="US" officeooo:rsid="00074655" style:font-size-asian="12pt" style:font-size-complex="12pt"/>
    </style:style>
    <style:style style:name="T13" style:family="text">
      <style:text-properties style:font-name="Liberation Serif" fo:font-size="12pt" fo:language="en" fo:country="US" officeooo:rsid="0007c81f" style:font-size-asian="12pt" style:font-size-complex="12pt"/>
    </style:style>
    <style:style style:name="T14" style:family="text">
      <style:text-properties style:font-name="Liberation Serif" fo:font-size="12pt" fo:language="en" fo:country="US" officeooo:rsid="000b7647" style:font-size-asian="12pt" style:font-size-complex="12pt"/>
    </style:style>
    <style:style style:name="T15" style:family="text">
      <style:text-properties style:font-name="Liberation Serif" fo:font-size="12pt" fo:language="en" fo:country="US" officeooo:rsid="000c83e4" style:font-size-asian="12pt" style:font-size-complex="12pt"/>
    </style:style>
    <style:style style:name="T16" style:family="text">
      <style:text-properties style:font-name="Liberation Serif" fo:font-size="12pt" fo:language="en" fo:country="US" officeooo:rsid="000c9b87" style:font-size-asian="12pt" style:font-size-complex="12pt"/>
    </style:style>
    <style:style style:name="T17" style:family="text">
      <style:text-properties style:font-name="Liberation Serif" fo:font-size="12pt" fo:language="en" fo:country="US" officeooo:rsid="000d6916" style:font-size-asian="12pt" style:font-size-complex="12pt"/>
    </style:style>
    <style:style style:name="T18" style:family="text">
      <style:text-properties style:font-name="Liberation Serif" fo:font-size="12pt" fo:language="en" fo:country="US" officeooo:rsid="000e9d2c" style:font-size-asian="12pt" style:font-size-complex="12pt"/>
    </style:style>
    <style:style style:name="T19" style:family="text">
      <style:text-properties style:font-name="Liberation Serif" fo:font-size="12pt" fo:language="en" fo:country="US" officeooo:rsid="000faaac" style:font-size-asian="12pt" style:font-size-complex="12pt"/>
    </style:style>
    <style:style style:name="T20" style:family="text">
      <style:text-properties style:font-name="Liberation Serif" fo:font-size="12pt" fo:language="en" fo:country="US" officeooo:rsid="0014283d" style:font-size-asian="12pt" style:font-size-complex="12pt"/>
    </style:style>
    <style:style style:name="T21" style:family="text">
      <style:text-properties style:font-name="Liberation Serif" fo:font-size="12pt" fo:language="en" fo:country="US" officeooo:rsid="0014f907" style:font-size-asian="12pt" style:font-size-complex="12pt"/>
    </style:style>
    <style:style style:name="T22" style:family="text">
      <style:text-properties style:font-name="Liberation Serif" fo:font-size="12pt" fo:language="en" fo:country="US" officeooo:rsid="000b7647" style:font-name-asian="Noto Sans Mono CJK SC" style:font-size-asian="12pt" style:font-name-complex="Liberation Mono" style:font-size-complex="12pt"/>
    </style:style>
    <style:style style:name="T23" style:family="text">
      <style:text-properties style:font-name="Liberation Serif" fo:font-size="12pt" fo:language="en" fo:country="US" officeooo:rsid="000c83e4" style:font-name-asian="Noto Sans Mono CJK SC" style:font-size-asian="12pt" style:font-name-complex="Liberation Mono" style:font-size-complex="12pt"/>
    </style:style>
    <style:style style:name="T24" style:family="text">
      <style:text-properties style:font-name="Liberation Serif" fo:font-size="12pt" fo:language="en" fo:country="US" officeooo:rsid="000e9d2c" style:font-name-asian="Noto Sans Mono CJK SC" style:font-size-asian="12pt" style:font-name-complex="Liberation Mono" style:font-size-complex="12pt"/>
    </style:style>
    <style:style style:name="T25" style:family="text">
      <style:text-properties style:font-name="Liberation Serif" fo:font-size="12pt" fo:language="en" fo:country="US" fo:font-style="italic" officeooo:rsid="000b7647" style:font-size-asian="12pt" style:font-style-asian="italic" style:font-size-complex="12pt" style:font-style-complex="italic"/>
    </style:style>
    <style:style style:name="T26" style:family="text">
      <style:text-properties style:font-name="Liberation Serif" fo:font-size="12pt" fo:language="en" fo:country="US" fo:font-style="italic" officeooo:rsid="0014283d" style:font-size-asian="12pt" style:font-style-asian="italic" style:font-size-complex="12pt" style:font-style-complex="italic"/>
    </style:style>
    <style:style style:name="T27" style:family="text">
      <style:text-properties style:font-name="Liberation Serif" fo:font-size="12pt" fo:language="en" fo:country="US" fo:font-style="italic" officeooo:rsid="0014f907" style:font-size-asian="12pt" style:font-style-asian="italic" style:font-size-complex="12pt" style:font-style-complex="italic"/>
    </style:style>
    <style:style style:name="T28" style:family="text">
      <style:text-properties style:font-name="Liberation Serif" fo:font-size="12pt" fo:language="en" fo:country="US" style:text-underline-style="solid" style:text-underline-width="auto" style:text-underline-color="font-color" officeooo:rsid="000b7647" style:font-size-asian="12pt" style:font-size-complex="12pt"/>
    </style:style>
    <style:style style:name="T29" style:family="text">
      <style:text-properties style:font-name="Liberation Serif" fo:font-size="12pt" fo:language="en" fo:country="US" fo:font-style="normal" officeooo:rsid="0014f907" style:font-size-asian="12pt" style:font-style-asian="normal" style:font-size-complex="12pt" style:font-style-complex="normal"/>
    </style:style>
    <style:style style:name="T30" style:family="text">
      <style:text-properties style:font-name="Liberation Serif" fo:font-size="12pt" fo:font-style="normal" style:text-underline-style="solid" style:text-underline-width="auto" style:text-underline-color="font-color" officeooo:rsid="000417a3" style:font-size-asian="12pt" style:font-style-asian="normal" style:font-size-complex="12pt" style:font-style-complex="normal"/>
    </style:style>
    <style:style style:name="T31" style:family="text">
      <style:text-properties style:font-name="Liberation Serif" fo:font-size="12pt" style:text-underline-style="solid" style:text-underline-width="auto" style:text-underline-color="font-color" officeooo:rsid="00074655" style:text-underline-mode="continuous" style:text-overline-mode="continuous" style:text-line-through-mode="continuous" style:font-size-asian="12pt" style:font-size-complex="12pt"/>
    </style:style>
    <style:style style:name="T3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2">Node:</text:span> hovering</text:p>
      <text:p text:style-name="P7"><text:span text:style-name="T32">Function:</text:span> Maintain a constant distance <text:span text:style-name="T1">of the robot above the sea ground using ping sonar </text:span><text:span text:style-name="T5">distance</text:span><text:span text:style-name="T1"> and pressure sensor depth measurements</text:span></text:p>
      <text:p text:style-name="P8"><text:span text:style-name="T32">Package:</text:span> hovering</text:p>
      <text:p text:style-name="P7"/>
      <text:p text:style-name="P12">Topics</text:p>
      <text:p text:style-name="P12"/>
      <text:p text:style-name="P13">Publishers</text:p>
      <text:p text:style-name="P10"><text:tab/>/depth_ctrl/depth [std_msgs/Float64] // <text:span text:style-name="T2">depth value publish</text:span></text:p>
      <text:p text:style-name="P9"/>
      <text:p text:style-name="P14">Subscribers</text:p>
      <text:p text:style-name="P11"><text:tab/>/ms5803/depth [s<text:span text:style-name="T1">td_msgs/Float64</text:span>] // pressure sensor depth in m.</text:p>
      <text:p text:style-name="P3"><text:span text:style-name="T6"><text:tab/>/pinger [</text:span><text:span text:style-name="Source_20_Text"><text:span text:style-name="T6">pinger_sonar/PingerSonar</text:span></text:span><text:span text:style-name="Source_20_Text"><text:span text:style-name="T7">] // Ping sonar distance and confidence</text:span></text:span></text:p>
      <text:p text:style-name="P3"><text:span text:style-name="Source_20_Text"><text:span text:style-name="T6"/></text:span></text:p>
      <text:p text:style-name="P4"><text:span text:style-name="Source_20_Text"><text:span text:style-name="T30">Services</text:span></text:span></text:p>
      <text:p text:style-name="P4"><text:span text:style-name="Source_20_Text"><text:span text:style-name="T30"/></text:span></text:p>
      <text:p text:style-name="P5"><text:span text:style-name="Source_20_Text"><text:span text:style-name="T8"><text:tab/>/</text:span></text:span><text:span text:style-name="Source_20_Text"><text:span text:style-name="T6">hovering/enable </text:span></text:span><text:span text:style-name="Source_20_Text"><text:span text:style-name="T9">[std_srvs/SetBool] Enable/disable hovering node</text:span></text:span></text:p>
      <text:p text:style-name="P6"><text:span text:style-name="Source_20_Text"><text:span text:style-name="T6"><text:tab/>/depth_ctrl/enable </text:span></text:span><text:span text:style-name="Source_20_Text"><text:span text:style-name="T10">[</text:span></text:span><text:span text:style-name="Source_20_Text"><text:span text:style-name="T9">std_srvs/SetBool] Enable</text:span></text:span><text:span text:style-name="Source_20_Text"><text:span text:style-name="T10">d</text:span></text:span><text:span text:style-name="Source_20_Text"><text:span text:style-name="T9">/disable</text:span></text:span><text:span text:style-name="Source_20_Text"><text:span text:style-name="T10">d when hovering</text:span></text:span><text:span text:style-name="Source_20_Text"><text:span text:style-name="T9"> node </text:span></text:span><text:span text:style-name="Source_20_Text"><text:span text:style-name="T10">is <text:tab/>e</text:span></text:span><text:span text:style-name="Source_20_Text"><text:span text:style-name="T9">nable</text:span></text:span><text:span text:style-name="Source_20_Text"><text:span text:style-name="T10">d</text:span></text:span><text:span text:style-name="Source_20_Text"><text:span text:style-name="T9">/disable</text:span></text:span><text:span text:style-name="Source_20_Text"><text:span text:style-name="T10">d</text:span></text:span></text:p>
      <text:p text:style-name="P6"><text:span text:style-name="Source_20_Text"><text:span text:style-name="T6"/></text:span></text:p>
      <text:p text:style-name="P15"><text:span text:style-name="Source_20_Text"><text:span text:style-name="T31">Parameters (Launch)</text:span></text:span></text:p>
      <text:p text:style-name="P6"><text:span text:style-name="Source_20_Text"><text:span text:style-name="T6"/></text:span></text:p>
      <text:p text:style-name="P1"><text:span text:style-name="Source_20_Text"><text:span text:style-name="T11"><text:tab/>hovering_distance_m: 0.3 // </text:span></text:span><text:span text:style-name="Source_20_Text"><text:span text:style-name="T12">Hovering distance desired in m.</text:span></text:span></text:p>
      <text:p text:style-name="P2"><text:s text:c="6"/><text:tab/><text:span text:style-name="T3">confidence_threshold_p: 100.0 // </text:span><text:span text:style-name="T4">Ignore distance values from ping sonar if less than this <text:tab/>confidence threshold in %</text:span></text:p>
      <text:p text:style-name="P2"><text:s text:c="6"/><text:tab/><text:span text:style-name="T3">distance_median_filter_size: 6 // </text:span><text:span text:style-name="T4">size of the ping sonar distance median filter</text:span></text:p>
      <text:p text:style-name="P2"><text:s text:c="6"/><text:tab/><text:span text:style-name="T3">depth_subscribed_min: 0.1 // </text:span><text:span text:style-name="T4">ignore pressure sensor depth measurements if less than this <text:tab/>threshold in m.</text:span><text:span text:style-name="T3"> </text:span></text:p>
      <text:p text:style-name="P18"><text:s text:c="6"/><text:tab/><text:span text:style-name="T3">depth_subscribed_max: 8.0 // </text:span><text:span text:style-name="T4">ignore pressure sensor depth measurements if more than this <text:tab/>threshold in m.</text:span><text:span text:style-name="T3"> </text:span></text:p>
      <text:p text:style-name="P19">Files</text:p>
      <text:p text:style-name="P20">Source</text:p>
      <text:p text:style-name="P16"><text:span text:style-name="Source_20_Text"><text:span text:style-name="T13"><text:tab/></text:span></text:span><text:span text:style-name="Source_20_Text"><text:span text:style-name="T14">hovering_node.cpp</text:span></text:span></text:p>
      <text:p text:style-name="P17"><text:span text:style-name="Source_20_Text"><text:span text:style-name="T25">Imports</text:span></text:span></text:p>
      <text:p text:style-name="P17"><text:span text:style-name="Source_20_Text"><text:span text:style-name="T14"><text:tab/>pinger_sonar/PingerSonar.h</text:span></text:span></text:p>
      <text:p text:style-name="P17"><text:span text:style-name="Source_20_Text"><text:span text:style-name="T25">Launch</text:span></text:span></text:p>
      <text:p text:style-name="P17"><text:span text:style-name="Source_20_Text"><text:span text:style-name="T14"><text:tab/> hovering_node.launch // launches hovering node only!</text:span></text:span></text:p>
      <text:p text:style-name="P17"><text:span text:style-name="Source_20_Text"><text:span text:style-name="T28">Description</text:span></text:span></text:p>
      <text:p text:style-name="P21"><text:span text:style-name="Source_20_Text"><text:span text:style-name="T14">The hovering node tries to maintain a constant distance of the robot above the sea ground using the ping sonar distance and pressure sensor depth measurements. </text:span></text:span><text:span text:style-name="Source_20_Text"><text:span text:style-name="T22">T</text:span></text:span><text:span text:style-name="Source_20_Text"><text:span text:style-name="T14">he hovering node is enabled/disabled via a service. The </text:span></text:span><text:span text:style-name="Source_20_Text"><text:span text:style-name="T15">outliers </text:span></text:span><text:span text:style-name="Source_20_Text"><text:span text:style-name="T23">of</text:span></text:span><text:span text:style-name="Source_20_Text"><text:span text:style-name="T15"> the </text:span></text:span><text:span text:style-name="Source_20_Text"><text:span text:style-name="T14">d</text:span></text:span><text:span text:style-name="Source_20_Text"><text:span text:style-name="T15">epth values fr</text:span></text:span><text:span text:style-name="Source_20_Text"><text:span text:style-name="T23">om</text:span></text:span><text:span text:style-name="Source_20_Text"><text:span text:style-name="T15"> the pressure sensor are filtered with a min-max depth threshold. The ping sonar distance values which </text:span></text:span><text:span text:style-name="Source_20_Text"><text:span text:style-name="T17">have their corresponding confidence values </text:span></text:span><text:span text:style-name="Source_20_Text"><text:span text:style-name="T15">are above </text:span></text:span><text:span text:style-name="Source_20_Text"><text:span text:style-name="T17">or </text:span></text:span><text:span text:style-name="Source_20_Text"><text:span text:style-name="T15">equal to the </text:span></text:span><text:span text:style-name="Source_20_Text"><text:span text:style-name="T16">given confidence thr</text:span></text:span><text:span text:style-name="Source_20_Text"><text:span text:style-name="T17">eshold value </text:span></text:span><text:span text:style-name="Source_20_Text"><text:span text:style-name="T18">are put in a median </text:span></text:span><text:soft-page-break/><text:span text:style-name="Source_20_Text"><text:span text:style-name="T18">filter of a given size. The filtered median distance value is chosen as the distance value from the ping sonar at that instant. Then th</text:span></text:span><text:span text:style-name="Source_20_Text"><text:span text:style-name="T24">e depth_ctrl node is published the depth values at a frequency inversely proportional to the median filter size according to the formula:</text:span></text:span></text:p>
      <text:p text:style-name="P21"><text:span text:style-name="Source_20_Text"><text:span text:style-name="T18">depth-ctrl_set-</text:span></text:span><text:span text:style-name="Source_20_Text"><text:span text:style-name="T19">d</text:span></text:span><text:span text:style-name="Source_20_Text"><text:span text:style-name="T18">epth = pressure-sensor_depth + distance-filtered_median - hovering-distance_desired (all in m.)</text:span></text:span></text:p>
      <text:p text:style-name="P22"><text:span text:style-name="Source_20_Text"><text:span text:style-name="T20">The package </text:span></text:span><text:span text:style-name="Source_20_Text"><text:span text:style-name="T26">hovering_update (</text:span></text:span><text:span text:style-name="Source_20_Text"><text:span text:style-name="T27">launch/hovering_update_node.launch</text:span></text:span><text:span text:style-name="Source_20_Text"><text:span text:style-name="T26">)</text:span></text:span><text:span text:style-name="Source_20_Text"><text:span text:style-name="T20"> should be used if we </text:span></text:span><text:span text:style-name="Source_20_Text"><text:span text:style-name="T21">are using the launch file /</text:span></text:span><text:span text:style-name="Source_20_Text"><text:span text:style-name="T27">home/monsun/ros_noetic_docker_catkin_src/blue_robotics_pinger_sonar/pinger_sonar/launch/pinger_sonar_distance_simple_node.launch</text:span></text:span><text:span text:style-name="Source_20_Text"><text:span text:style-name="T20"> </text:span></text:span><text:span text:style-name="Source_20_Text"><text:span text:style-name="T21">to publish ping sonar data.</text:span></text:span><text:span text:style-name="Source_20_Text"><text:span text:style-name="T20"> </text:span></text:span></text:p>
      <text:p text:style-name="P17"><text:span text:style-name="Source_20_Text"><text:span text:style-name="T14"><text:tab/></text:span></text:span></text:p>
      <text:p text:style-name="P16"><text:span text:style-name="Source_20_Text"><text:span text:style-name="T14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11"/>
      <text:p text:style-name="P9"/>
      <text:p text:style-name="P9"/>
      <text:p text:style-name="P9"/>
      <text:p text:style-name="P9"/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5T15:14:50.219567618</meta:creation-date>
    <dc:date>2024-02-14T17:53:41.344746805</dc:date>
    <meta:editing-duration>PT9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98" meta:character-count="2337" meta:non-whitespace-character-count="2022"/>
  </office:meta>
</office:document-meta>
</file>